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28ec6" officeooo:paragraph-rsid="00228ec6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688cc" officeooo:paragraph-rsid="00533f8b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622f4" officeooo:paragraph-rsid="0057fbcf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69828" officeooo:paragraph-rsid="0057fbc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28ec6" officeooo:paragraph-rsid="00228ec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622f4" officeooo:paragraph-rsid="0057fbc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69828" officeooo:paragraph-rsid="00533f8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officeooo:paragraph-rsid="00569828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69828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69828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622f4" officeooo:paragraph-rsid="0057fbcf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7fbcf" officeooo:paragraph-rsid="0057fbcf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7fbcf" officeooo:paragraph-rsid="0057fbcf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98df7" officeooo:paragraph-rsid="00598df7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69828" officeooo:paragraph-rsid="0057fbcf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747cc" officeooo:paragraph-rsid="00533f8b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01150" officeooo:paragraph-rsid="00533f8b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rsid="0018178b" officeooo:paragraph-rsid="0057fbcf" style:font-size-asian="12pt" style:font-size-complex="12pt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rsid="0031ac11" officeooo:paragraph-rsid="0057fbcf" style:font-size-asian="12pt" style:font-size-complex="12pt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" fo:font-size="12pt" officeooo:paragraph-rsid="002b8261" style:font-size-asian="12pt" style:font-size-complex="12pt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DejaVu Sans Condensed" fo:font-size="12pt" officeooo:paragraph-rsid="004a229f" style:font-size-asian="12pt" style:font-size-complex="12pt"/>
    </style:style>
    <style:style style:name="P23" style:family="paragraph" style:parent-style-name="Standard" style:list-style-name="L6">
      <style:paragraph-properties fo:text-align="start" style:justify-single-word="false"/>
      <style:text-properties style:font-name="DejaVu Sans Condensed" fo:font-size="12pt" officeooo:paragraph-rsid="00533f8b" style:font-size-asian="12pt" style:font-size-complex="12pt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DejaVu Sans Condensed" fo:font-size="12pt" officeooo:paragraph-rsid="00533f8b" style:font-size-asian="12pt" style:font-size-complex="12pt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DejaVu Sans Condensed" fo:font-size="12pt" officeooo:rsid="002b8261" officeooo:paragraph-rsid="002b8261" style:font-size-asian="12pt" style:font-size-complex="12pt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DejaVu Sans Condensed" fo:font-size="12pt" officeooo:rsid="00495125" officeooo:paragraph-rsid="00495125" style:font-size-asian="12pt" style:font-size-complex="12pt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5622f4" officeooo:paragraph-rsid="0057fbcf" style:font-size-asian="12pt" style:font-weight-asian="bold" style:font-size-complex="12pt" style:font-weight-complex="bold"/>
    </style:style>
    <style:style style:name="P28" style:family="paragraph" style:parent-style-name="Standard" style:list-style-name="L2">
      <style:paragraph-properties fo:text-align="start" style:justify-single-word="false"/>
      <style:text-properties officeooo:paragraph-rsid="0057fbcf"/>
    </style:style>
    <style:style style:name="P29" style:family="paragraph" style:parent-style-name="Standard" style:list-style-name="L7">
      <style:paragraph-properties fo:text-align="start" style:justify-single-word="false"/>
      <style:text-properties officeooo:paragraph-rsid="005ae9d3"/>
    </style:style>
    <style:style style:name="P30" style:family="paragraph" style:parent-style-name="Standard" style:list-style-name="L2">
      <style:paragraph-properties fo:text-align="start" style:justify-single-word="false"/>
      <style:text-properties officeooo:rsid="002df9bc" officeooo:paragraph-rsid="0057fbcf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31ac11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a02fe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622f4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a229f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ae9d3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bold" officeooo:rsid="005622f4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31ac11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2a02fe" style:font-size-asian="12pt" style:font-weight-asian="bold" style:font-size-complex="1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b8261" style:font-weight-asian="bold" style:font-weight-complex="bold"/>
    </style:style>
    <style:style style:name="T13" style:family="text">
      <style:text-properties fo:font-weight="bold" officeooo:rsid="004747cc" style:font-weight-asian="bold" style:font-weight-complex="bold"/>
    </style:style>
    <style:style style:name="T14" style:family="text">
      <style:text-properties fo:font-weight="bold" officeooo:rsid="00495125" style:font-weight-asian="bold" style:font-weight-complex="bold"/>
    </style:style>
    <style:style style:name="T15" style:family="text">
      <style:text-properties fo:font-weight="bold" officeooo:rsid="005fce12" style:font-weight-asian="bold" style:font-weight-complex="bold"/>
    </style:style>
    <style:style style:name="T16" style:family="text">
      <style:text-properties fo:font-weight="bold" officeooo:rsid="004a229f" style:font-weight-asian="bold" style:font-weight-complex="bold"/>
    </style:style>
    <style:style style:name="T17" style:family="text">
      <style:text-properties fo:font-weight="bold" officeooo:rsid="0033f6fd" style:font-weight-asian="bold" style:font-weight-complex="bold"/>
    </style:style>
    <style:style style:name="T18" style:family="text">
      <style:text-properties fo:font-weight="bold" officeooo:rsid="0047419b" style:font-weight-asian="bold" style:font-weight-complex="bold"/>
    </style:style>
    <style:style style:name="T19" style:family="text">
      <style:text-properties fo:font-weight="bold" officeooo:rsid="00243b85" style:font-weight-asian="bold" style:font-weight-complex="bold"/>
    </style:style>
    <style:style style:name="T20" style:family="text">
      <style:text-properties fo:font-weight="bold" officeooo:rsid="00426304" style:font-weight-asian="bold" style:font-weight-complex="bold"/>
    </style:style>
    <style:style style:name="T21" style:family="text">
      <style:text-properties fo:font-weight="bold" officeooo:rsid="004688cc" style:font-weight-asian="bold" style:font-weight-complex="bold"/>
    </style:style>
    <style:style style:name="T22" style:family="text">
      <style:text-properties fo:font-weight="bold" officeooo:rsid="00401150" style:font-weight-asian="bold" style:font-weight-complex="bold"/>
    </style:style>
    <style:style style:name="T23" style:family="text">
      <style:text-properties fo:font-weight="bold" officeooo:rsid="00533f8b" style:font-weight-asian="bold" style:font-weight-complex="bold"/>
    </style:style>
    <style:style style:name="T24" style:family="text">
      <style:text-properties fo:font-weight="bold" officeooo:rsid="0057fbcf" style:font-weight-asian="bold" style:font-weight-complex="bold"/>
    </style:style>
    <style:style style:name="T25" style:family="text">
      <style:text-properties fo:font-weight="bold" officeooo:rsid="002a02fe" style:font-weight-asian="bold" style:font-weight-complex="bold"/>
    </style:style>
    <style:style style:name="T26" style:family="text">
      <style:text-properties fo:font-weight="bold" officeooo:rsid="005622f4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b8261" style:font-weight-asian="normal" style:font-weight-complex="normal"/>
    </style:style>
    <style:style style:name="T29" style:family="text">
      <style:text-properties fo:font-weight="normal" officeooo:rsid="00495125" style:font-weight-asian="normal" style:font-weight-complex="normal"/>
    </style:style>
    <style:style style:name="T30" style:family="text">
      <style:text-properties fo:font-weight="normal" officeooo:rsid="0049ce10" style:font-weight-asian="normal" style:font-weight-complex="normal"/>
    </style:style>
    <style:style style:name="T31" style:family="text">
      <style:text-properties fo:font-weight="normal" officeooo:rsid="004a229f" style:font-weight-asian="normal" style:font-weight-complex="normal"/>
    </style:style>
    <style:style style:name="T32" style:family="text">
      <style:text-properties fo:font-weight="normal" officeooo:rsid="005fce12" style:font-weight-asian="normal" style:font-weight-complex="normal"/>
    </style:style>
    <style:style style:name="T33" style:family="text">
      <style:text-properties fo:font-weight="normal" officeooo:rsid="004c02fa" style:font-weight-asian="normal" style:font-weight-complex="normal"/>
    </style:style>
    <style:style style:name="T34" style:family="text">
      <style:text-properties fo:font-weight="normal" officeooo:rsid="00601af1" style:font-weight-asian="normal" style:font-weight-complex="normal"/>
    </style:style>
    <style:style style:name="T35" style:family="text">
      <style:text-properties fo:font-weight="normal" officeooo:rsid="00634b84" style:font-weight-asian="normal" style:font-weight-complex="normal"/>
    </style:style>
    <style:style style:name="T36" style:family="text">
      <style:text-properties fo:font-weight="normal" officeooo:rsid="0055413c" style:font-weight-asian="normal" style:font-weight-complex="normal"/>
    </style:style>
    <style:style style:name="T37" style:family="text">
      <style:text-properties fo:font-weight="normal" officeooo:rsid="0031ac11" style:font-weight-asian="normal" style:font-weight-complex="normal"/>
    </style:style>
    <style:style style:name="T38" style:family="text">
      <style:text-properties fo:font-weight="normal" officeooo:rsid="005622f4" style:font-weight-asian="normal" style:font-weight-complex="normal"/>
    </style:style>
    <style:style style:name="T39" style:family="text">
      <style:text-properties officeooo:rsid="004747cc"/>
    </style:style>
    <style:style style:name="T40" style:family="text">
      <style:text-properties officeooo:rsid="004688cc"/>
    </style:style>
    <style:style style:name="T41" style:family="text">
      <style:text-properties officeooo:rsid="00401150"/>
    </style:style>
    <style:style style:name="T42" style:family="text">
      <style:text-properties officeooo:rsid="00543059"/>
    </style:style>
    <style:style style:name="T43" style:family="text">
      <style:text-properties fo:color="#000000" loext:opacity="100%" officeooo:rsid="00543059" fo:background-color="#ff6d6d" loext:char-shading-value="0"/>
    </style:style>
    <style:style style:name="T44" style:family="text">
      <style:text-properties officeooo:rsid="005622f4"/>
    </style:style>
    <style:style style:name="T45" style:family="text">
      <style:text-properties officeooo:rsid="0035db3e"/>
    </style:style>
    <style:style style:name="T46" style:family="text">
      <style:text-properties officeooo:rsid="0057fbc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0">1<text:span text:style-name="T45">xx</text:span> - Controls</text:p>
          </table:table-cell>
          <table:table-cell table:style-name="Table1.B1" office:value-type="string">
            <text:p text:style-name="P11">2xx - Ground</text:p>
          </table:table-cell>
          <table:table-cell table:style-name="Table1.C1" office:value-type="string">
            <text:p text:style-name="P11">3xx - Flight</text:p>
          </table:table-cell>
          <table:table-cell table:style-name="Table1.B1" office:value-type="string">
            <text:p text:style-name="P11">4xx - A2A</text:p>
          </table:table-cell>
          <table:table-cell table:style-name="Table1.B1" office:value-type="string">
            <text:p text:style-name="P11">5xx - A2G</text:p>
          </table:table-cell>
          <table:table-cell table:style-name="Table1.F1" office:value-type="string">
            <text:p text:style-name="P11">6xx - Misc</text:p>
          </table:table-cell>
        </table:table-row>
      </table:table>
      <text:p text:style-name="P9"><text:span text:style-name="T17">3</text:span><text:span text:style-name="T18">0</text:span><text:span text:style-name="T17">1 - Flight</text:span><text:span text:style-name="T19"> - </text:span><text:span text:style-name="T24">Autopilot, Autohover, </text:span><text:span text:style-name="T23">Basic ABRIS Navigation, </text:span><text:span text:style-name="T20">Countermeasures</text:span></text:p>
      <text:p text:style-name="P1"/>
      <text:p text:style-name="P4">Autopilot modes</text:p>
      <text:list xml:id="list3318710100" text:style-name="L1">
        <text:list-item>
          <text:p text:style-name="P12">Autopilot controls are on the right console middle (lighted pushbuttons), and <text:span text:style-name="T11">Trim Hat</text:span>:</text:p>
        </text:list-item>
      </text:list>
      <text:list text:style-name="L2">
        <text:list-item>
          <text:list>
            <text:list-item>
              <text:p text:style-name="P28"><text:span text:style-name="T9">U</text:span><text:span text:style-name="T4">: </text:span><text:span text:style-name="T5">Toggle </text:span><text:span text:style-name="T8">PITCH HOLD</text:span><text:span text:style-name="T3"> (normally left on)</text:span></text:p>
            </text:list-item>
            <text:list-item>
              <text:p text:style-name="P30"><text:span text:style-name="T9">D</text:span><text:span text:style-name="T1">: </text:span><text:span text:style-name="T5">Toggle </text:span><text:span text:style-name="T8">ALT HOLD</text:span></text:p>
            </text:list-item>
            <text:list-item>
              <text:p text:style-name="P28"><text:span text:style-name="T10">L</text:span><text:span text:style-name="T2">: </text:span><text:span text:style-name="T5">Toggle </text:span><text:span text:style-name="T8">HDG HOLD</text:span><text:span text:style-name="T5"> (normally left on)</text:span></text:p>
            </text:list-item>
            <text:list-item>
              <text:p text:style-name="P19"><text:span text:style-name="T25">R</text:span><text:span text:style-name="T27">: </text:span><text:span text:style-name="T38">Toggle </text:span><text:span text:style-name="T26">BANK HOLD</text:span><text:span text:style-name="T37"> (normally left on)</text:span></text:p>
            </text:list-item>
            <text:list-item>
              <text:p text:style-name="P20"><text:span text:style-name="T11">P</text:span>: <text:span text:style-name="T44">Toggle </text:span><text:span text:style-name="T26">FD AP</text:span><text:span text:style-name="T44"> (Flight Director) mode</text:span> (toggles <text:span text:style-name="T44">between </text:span>autopilot<text:span text:style-name="T44">, and </text:span>dampers only)</text:p>
            </text:list-item>
          </text:list>
        </text:list-item>
      </text:list>
      <text:list xml:id="list192345673369147" text:continue-list="list3318710100" text:style-name="L1">
        <text:list-item>
          <text:p text:style-name="P13">Hold <text:span text:style-name="T11">Trim Release button</text:span> to temporarily disable autopilot channels (dampers remain active) while maneuvering, then let go of Trim Release to hold new attitude.</text:p>
        </text:list-item>
        <text:list-item>
          <text:p text:style-name="P13">To change <text:span text:style-name="T11">altitude hold height</text:span>, press and hold <text:span text:style-name="T11">Coll Brake Lever</text:span> while moving collective to establish new altitude, then release to hold. <text:s/>Or, disengage and reengage the ALT HOLD channel.</text:p>
        </text:list-item>
        <text:list-item>
          <text:p text:style-name="P27">FD AP (Flight Director) mode:</text:p>
          <text:list>
            <text:list-item>
              <text:p text:style-name="P13">When FD AP is on, the autopilot hold channels are disabled, and only the dampers remain active. <text:s/>(Similar to holding down the Trim Release button.)</text:p>
            </text:list-item>
            <text:list-item>
              <text:p text:style-name="P12">This is useful when doing a lot of spontaneous maneuvering, so you don't have to hold down Trim Release to avoid fighting the autopilot.</text:p>
            </text:list-item>
            <text:list-item>
              <text:p text:style-name="P12">When no weapons are selected (Coll Index Finger Hat back), HUD shows thick bars left and right of the aircraft symbol when FD AP is on. <text:s/>If weapons are selected, the only indicator is the FD AP light on the right console.</text:p>
            </text:list-item>
          </text:list>
        </text:list-item>
        <text:list-item>
          <text:p text:style-name="P15">Autopilot switches (next to autopilot buttons on right console)</text:p>
          <text:list>
            <text:list-item>
              <text:p text:style-name="P15"><text:span text:style-name="T11">BR/RD switch</text:span>: BR is Baro altitude hold, RD is Radar altitude hold.</text:p>
            </text:list-item>
            <text:list-item>
              <text:p text:style-name="P15"><text:span text:style-name="T11">DH/DT switch</text:span>: DH is heading hold, DT is track hold.</text:p>
            </text:list-item>
          </text:list>
        </text:list-item>
      </text:list>
      <text:p text:style-name="P7"/>
      <text:p text:style-name="P5">Autohover -- WIP</text:p>
      <text:list text:style-name="L3">
        <text:list-item>
          <text:p text:style-name="P14">Turn on at least PITCH HOLD, HDG HOLD, and BANK HOLD autopilot channels. <text:s/>ALT HOLD optional, but often useful.</text:p>
        </text:list-item>
        <text:list-item>
          <text:p text:style-name="P14">Speed must be less than 25-30 kph.</text:p>
        </text:list-item>
        <text:list-item>
          <text:p text:style-name="P14">Establish a reasonable manual hover, and trim.</text:p>
        </text:list-item>
        <text:list-item>
          <text:p text:style-name="P16"><text:span text:style-name="T11">Toggle autohover</text:span> with <text:span text:style-name="T11">Coll Trim Hat press</text:span>. <text:s/><text:span text:style-name="T24">AUTO HOVER</text:span><text:span text:style-name="T46"> l</text:span>ight will appear on top canopy frame lights.</text:p>
        </text:list-item>
        <text:list-item>
          <text:p text:style-name="P16">Toggle <text:span text:style-name="T24">AUTO TURN</text:span><text:span text:style-name="T11"> mode</text:span> <text:span text:style-name="T46">with </text:span><text:span text:style-name="T24">AUTO TURN button</text:span><text:span text:style-name="T46"> </text:span>on left console.</text:p>
          <text:list>
            <text:list-item>
              <text:p text:style-name="P14">When AUTO TURN is on, helicopter will automatically turn to match Shkval LOS heading.</text:p>
            </text:list-item>
          </text:list>
        </text:list-item>
        <text:list-item>
          <text:p text:style-name="P16">Automatic <text:span text:style-name="T46">vertical descent mode:</text:span></text:p>
          <text:list>
            <text:list-item>
              <text:p text:style-name="P14">Disengage ALT HOLD autopilot channel (<text:span text:style-name="T11">Joystick Trim Hat down</text:span> to toggle)</text:p>
            </text:list-item>
            <text:list-item>
              <text:p text:style-name="P16"><text:span text:style-name="T46">Press and hold </text:span><text:span text:style-name="T11">shift Coll Trim Hat </text:span><text:span text:style-name="T24">down</text:span><text:span text:style-name="T46"> to descend at a safe rate.</text:span></text:p>
            </text:list-item>
          </text:list>
        </text:list-item>
      </text:list>
      <text:p text:style-name="P1"/>
      <text:p text:style-name="P2">Set a navigation destination in ABRIS<text:span text:style-name="T42"> -- </text:span><text:span text:style-name="T43">USE THIS METHOD TO QUICKLY SET A DESTINATION</text:span></text:p>
      <text:list text:style-name="L4">
        <text:list-item>
          <text:p text:style-name="P21"><text:span text:style-name="T29">Press </text:span><text:span text:style-name="T14">OSB 5</text:span><text:span text:style-name="T29"> </text:span><text:span text:style-name="T31">until you </text:span><text:span text:style-name="T29">cycle to </text:span><text:span text:style-name="T14">NAV</text:span><text:span text:style-name="T29"> page. <text:s/>Press </text:span><text:span text:style-name="T14">MAP</text:span><text:span text:style-name="T29"> OSB, then </text:span><text:span text:style-name="T12">INFO</text:span><text:span text:style-name="T33"> OSB</text:span><text:span text:style-name="T28">. <text:s/>This centers your position on the map and enables a cursor.</text:span></text:p>
        </text:list-item>
        <text:list-item>
          <text:p text:style-name="P21"><text:span text:style-name="T28">Move the cursor on the map with the </text:span><text:span text:style-name="T12">lower right knob</text:span><text:span text:style-name="T28"> on the ABRIS. <text:s/></text:span><text:span text:style-name="T12">Right-click</text:span><text:span text:style-name="T28"> the knob to toggle between moving left/right and up/down.</text:span><text:span text:style-name="T30"> <text:s/>Lat/Long is shown for the cursor location.</text:span></text:p>
        </text:list-item>
        <text:list-item>
          <text:p text:style-name="P25"><text:span text:style-name="T27">Press </text:span><text:span text:style-name="T11">SCALE+</text:span><text:span text:style-name="T27"> and </text:span><text:span text:style-name="T11">SCALE-</text:span><text:span text:style-name="T27"> OSBs to zoom in and out, and recenter the map on the cursor.</text:span></text:p>
        </text:list-item>
        <text:list-item>
          <text:p text:style-name="P25"><text:span text:style-name="T27">When the cursor is over your destination, press </text:span><text:span text:style-name="T11">INFO</text:span><text:span text:style-name="T27"> OSB again, then press </text:span><text:span text:style-name="T11">TO</text:span><text:span text:style-name="T27"> OSB to set a direct course.</text:span></text:p>
        </text:list-item>
        <text:list-item>
          <text:p text:style-name="P25"><text:span text:style-name="T27">The </text:span><text:span text:style-name="T11">DTA</text:span><text:span text:style-name="T27"> (Desired Track Angle), </text:span><text:span text:style-name="T11">DST</text:span><text:span text:style-name="T27"> (Distance), and </text:span><text:span text:style-name="T11">ETA</text:span><text:span text:style-name="T27"> is shown in the bottom center panel of the ABRIS. <text:s/>Your </text:span><text:span text:style-name="T11">current track angle</text:span><text:span text:style-name="T27"> is shown at the top center.</text:span></text:p>
        </text:list-item>
        <text:list-item>
          <text:p text:style-name="P26"><text:span text:style-name="T27">Press </text:span><text:span text:style-name="T11">SUSP</text:span><text:span text:style-name="T27"> OSB to cycle between showing route from start to destination, and destination to start.</text:span></text:p>
        </text:list-item>
        <text:list-item>
          <text:p text:style-name="P22"><text:span text:style-name="T31">(Optional) Set ABRIS map grid to MGRS </text:span><text:span text:style-name="T34">(100 km squares and 10 km squares)</text:span><text:span text:style-name="T35">:</text:span></text:p>
          <text:list>
            <text:list-item>
              <text:p text:style-name="P22"><text:span text:style-name="T16">OSB 5</text:span><text:span text:style-name="T31"> to return to main screen, then </text:span><text:span text:style-name="T15">MENU</text:span><text:span text:style-name="T32"> &gt; </text:span><text:span text:style-name="T15">OPTION</text:span><text:span text:style-name="T32"> &gt; </text:span><text:span text:style-name="T15">CHARTS</text:span><text:span text:style-name="T36">,</text:span><text:span text:style-name="T32"> scroll down to the bottom past "LINE OBJECTS" to </text:span><text:span text:style-name="T15">ГEO. CETKA</text:span><text:span text:style-name="T32"> (lat/long grid) and </text:span><text:span text:style-name="T15">UTM CETKA</text:span><text:span text:style-name="T32"> (MGRS grid). <text:s/></text:span><text:span text:style-name="T31">Press </text:span><text:span text:style-name="T16">OSB 5</text:span><text:span text:style-name="T31"> to page directly to the map.</text:span></text:p>
            </text:list-item>
          </text:list>
        </text:list-item>
      </text:list>
      <text:list text:style-name="L7">
        <text:list-item>
          <text:p text:style-name="P29"><text:span text:style-name="T6">T</text:span><text:span text:style-name="T7">o go directly to a preexisting waypoint: NAV &gt; FPL &gt; WPT &gt; scroll to desired waypoint, TO.</text:span></text:p>
        </text:list-item>
      </text:list>
      <text:p text:style-name="P6"/>
      <text:p text:style-name="P3">UV-26 Countermeasures system</text:p>
      <text:list xml:id="list41531642" text:style-name="L5">
        <text:list-item>
          <text:p text:style-name="P17"><text:span text:style-name="T11">Left switch</text:span> sets dispenser sides (left/both/right). <text:s/><text:span text:style-name="T40">Lights on display indicate selected side(s).</text:span></text:p>
        </text:list-item>
        <text:list-item>
          <text:p text:style-name="P17"><text:span text:style-name="T11">Right switch</text:span> toggles between showing number of flares remaining, and flare program.</text:p>
        </text:list-item>
        <text:list-item>
          <text:p text:style-name="P17">In flare program mode, display shows current program:</text:p>
        </text:list-item>
      </text:list>
      <text:list text:style-name="L6">
        <text:list-item>
          <text:list>
            <text:list-item>
              <text:p text:style-name="P23"><text:span text:style-name="T41">1st number: Number of </text:span><text:span text:style-name="T39">dispensing pulses</text:span></text:p>
            </text:list-item>
            <text:list-item>
              <text:p text:style-name="P23"><text:span text:style-name="T41">2nd number: Number of flares per </text:span><text:span text:style-name="T39">pulse</text:span></text:p>
            </text:list-item>
            <text:list-item>
              <text:p text:style-name="P23"><text:span text:style-name="T41">3rd number: Number of seconds between </text:span><text:span text:style-name="T39">pulses</text:span></text:p>
            </text:list-item>
          </text:list>
        </text:list-item>
      </text:list>
      <text:list xml:id="list192346098711630" text:continue-list="list41531642" text:style-name="L5">
        <text:list-item>
          <text:p text:style-name="P24"><text:span text:style-name="T41">Press </text:span><text:span text:style-name="T21">NUM</text:span><text:span text:style-name="T41"> button (</text:span><text:span text:style-name="T22">upper left</text:span><text:span text:style-name="T41">) to increment 1st number (number in parens indicates actual number dispensed, </text:span><text:span text:style-name="T39">e.g. 5=12 flares dispensed</text:span><text:span text:style-name="T41">).</text:span></text:p>
        </text:list-item>
        <text:list-item>
          <text:p text:style-name="P24"><text:span text:style-name="T41">Press </text:span><text:span text:style-name="T21">SEQ</text:span><text:span text:style-name="T41"> button (</text:span><text:span text:style-name="T22">middle left</text:span><text:span text:style-name="T41">) to increment 2nd number.</text:span></text:p>
        </text:list-item>
        <text:list-item>
          <text:p text:style-name="P24"><text:span text:style-name="T41">Press </text:span><text:span text:style-name="T13">INT</text:span><text:span text:style-name="T41"> button (</text:span><text:span text:style-name="T22">upper right</text:span><text:span text:style-name="T41">) to increment 3rd number (number in parens indicates actual interval delay, </text:span><text:span text:style-name="T39">e.g. 7=0.25 seconds</text:span><text:span text:style-name="T41">).</text:span></text:p>
        </text:list-item>
        <text:list-item>
          <text:p text:style-name="P18">Press <text:span text:style-name="T11">RESET PROG</text:span> button <text:span text:style-name="T39">(</text:span><text:span text:style-name="T13">middle right</text:span><text:span text:style-name="T39">)</text:span> to reset to default values (110).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4T19:23:43.975000000</dc:date>
    <meta:editing-duration>PT21H33M16S</meta:editing-duration>
    <meta:editing-cycles>75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4" meta:word-count="753" meta:character-count="4198" meta:non-whitespace-character-count="3530"/>
  </office:meta>
</office:document-meta>
</file>